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 style:data-style-name="N111"/>
    <style:style style:name="ce4" style:family="table-cell" style:parent-style-name="Default" style:data-style-name="N111"/>
    <style:style style:name="ce5" style:family="table-cell" style:parent-style-name="Default" style:data-style-name="N111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HLR</text:p>
          </table:table-cell>
          <table:table-cell table:number-columns-repeated="4" office:value-type="string" calcext:value-type="string">
            <text:p>L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tch_size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b init</text:p>
          </table:table-cell>
          <table:table-cell table:number-columns-repeated="7"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 ini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zero</text:p>
          </table:table-cell>
          <table:table-cell table:number-columns-repeated="4" office:value-type="string" calcext:value-type="string">
            <text:p>default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_factor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8"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vg MAE</text:p>
          </table:table-cell>
          <table:table-cell table:style-name="ce2" table:formula="of:=AVERAGE([.B35:.F35])" office:value-type="float" office:value="0.374092244" calcext:value-type="float">
            <text:p>0.374</text:p>
          </table:table-cell>
          <table:table-cell table:style-name="ce2" table:formula="of:=AVERAGE([.B48:.F48])" office:value-type="float" office:value="0.365816032" calcext:value-type="float">
            <text:p>0.366</text:p>
          </table:table-cell>
          <table:table-cell table:style-name="ce6"/>
          <table:table-cell table:style-name="ce2" table:formula="of:=AVERAGE([.B42:.F42])" office:value-type="float" office:value="0.357513624" calcext:value-type="float">
            <text:p>0.358</text:p>
          </table:table-cell>
          <table:table-cell table:style-name="ce2" table:formula="of:=AVERAGE([.B21:.F21])" office:value-type="float" office:value="0.1140099012" calcext:value-type="float">
            <text:p>0.114</text:p>
          </table:table-cell>
          <table:table-cell table:style-name="ce6" table:formula="of:=AVERAGE([.B28:.F28])" office:value-type="float" office:value="0.166165164" calcext:value-type="float">
            <text:p>0.166165164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std MAE</text:p>
          </table:table-cell>
          <table:table-cell table:style-name="ce1" table:formula="of:=STDEV([.B35:.F35])" office:value-type="float" office:value="0.0861687247596834" calcext:value-type="float">
            <text:p>0.086</text:p>
          </table:table-cell>
          <table:table-cell table:formula="of:=STDEV([.B48:.F48])" office:value-type="float" office:value="0.018975261882005" calcext:value-type="float">
            <text:p>0.018975261882005</text:p>
          </table:table-cell>
          <table:table-cell/>
          <table:table-cell table:style-name="ce1" table:formula="of:=STDEV([.B42:.F42])" office:value-type="float" office:value="0.0528338910854224" calcext:value-type="float">
            <text:p>0.053</text:p>
          </table:table-cell>
          <table:table-cell table:style-name="ce1" table:formula="of:=STDEV([.B21:.F21])" office:value-type="float" office:value="0.00372347038173223" calcext:value-type="float">
            <text:p>0.004</text:p>
          </table:table-cell>
          <table:table-cell table:formula="of:=STDEV([.B28:.F28])" office:value-type="float" office:value="0.0285580089159719" calcext:value-type="float">
            <text:p>0.02855800891597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AUC</text:p>
          </table:table-cell>
          <table:table-cell table:style-name="ce4" table:formula="of:=AVERAGE([.B36:.F36])" office:value-type="float" office:value="0.52914412799382" calcext:value-type="float">
            <text:p>0.529</text:p>
          </table:table-cell>
          <table:table-cell table:style-name="ce4" table:formula="of:=AVERAGE([.B49:.F49])" office:value-type="float" office:value="0.52761985669639" calcext:value-type="float">
            <text:p>0.528</text:p>
          </table:table-cell>
          <table:table-cell table:style-name="ce7"/>
          <table:table-cell table:style-name="ce4" table:formula="of:=AVERAGE([.B43:.F43])" office:value-type="float" office:value="0.524587415479144" calcext:value-type="float">
            <text:p>0.525</text:p>
          </table:table-cell>
          <table:table-cell table:style-name="ce4" table:formula="of:=AVERAGE([.B22:.F22])" office:value-type="float" office:value="0.462799267381404" calcext:value-type="float">
            <text:p>0.463</text:p>
          </table:table-cell>
          <table:table-cell table:style-name="ce7" table:formula="of:=AVERAGE([.B29:.F29])" office:value-type="float" office:value="0.45248136770356" calcext:value-type="float">
            <text:p>0.45248136770356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td AUC</text:p>
          </table:table-cell>
          <table:table-cell table:style-name="ce1" table:formula="of:=STDEV([.B36:.F36])" office:value-type="float" office:value="0.00467104746930559" calcext:value-type="float">
            <text:p>0.005</text:p>
          </table:table-cell>
          <table:table-cell table:formula="of:=STDEV([.B49:.F49])" office:value-type="float" office:value="0.000372935767271659" calcext:value-type="float">
            <text:p>0.000372935767272</text:p>
          </table:table-cell>
          <table:table-cell/>
          <table:table-cell table:style-name="ce1" table:formula="of:=STDEV([.B43:.F43])" office:value-type="float" office:value="0.00343963914086926" calcext:value-type="float">
            <text:p>0.003</text:p>
          </table:table-cell>
          <table:table-cell table:style-name="ce1" table:formula="of:=STDEV([.B22:.F22])" office:value-type="float" office:value="0.00455462408398533" calcext:value-type="float">
            <text:p>0.005</text:p>
          </table:table-cell>
          <table:table-cell table:formula="of:=STDEV([.B29:.F29])" office:value-type="float" office:value="0.00683390221370788" calcext:value-type="float">
            <text:p>0.0068339022137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WRS</text:p>
          </table:table-cell>
          <table:table-cell table:style-name="ce1" table:formula="of:=AVERAGE([.B37:.F37])" office:value-type="float" office:value="1006.77883814941" calcext:value-type="float">
            <text:p>1,006.779</text:p>
          </table:table-cell>
          <table:table-cell table:style-name="ce1" table:formula="of:=AVERAGE([.B50:.F50])" office:value-type="float" office:value="1018.48294202539" calcext:value-type="float">
            <text:p>1,018.483</text:p>
          </table:table-cell>
          <table:table-cell/>
          <table:table-cell table:style-name="ce1" table:formula="of:=AVERAGE([.B44:.F44])" office:value-type="float" office:value="989.355891397369" calcext:value-type="float">
            <text:p>989.356</text:p>
          </table:table-cell>
          <table:table-cell table:style-name="ce1" table:formula="of:=AVERAGE([.B23:.F23])" office:value-type="float" office:value="607.407735527477" calcext:value-type="float">
            <text:p>607.408</text:p>
          </table:table-cell>
          <table:table-cell table:formula="of:=AVERAGE([.B30:.F30])" office:value-type="float" office:value="772.660809017232" calcext:value-type="float">
            <text:p>772.6608090172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 WRS</text:p>
          </table:table-cell>
          <table:table-cell table:style-name="ce1" table:formula="of:=STDEV([.B37:.F37])" office:value-type="float" office:value="61.680981961169" calcext:value-type="float">
            <text:p>61.681</text:p>
          </table:table-cell>
          <table:table-cell table:formula="of:=STDEV([.B50:.F50])" office:value-type="float" office:value="15.2183824113958" calcext:value-type="float">
            <text:p>15.2183824113958</text:p>
          </table:table-cell>
          <table:table-cell/>
          <table:table-cell table:style-name="ce1" table:formula="of:=STDEV([.B44:.F44])" office:value-type="float" office:value="52.1708478390842" calcext:value-type="float">
            <text:p>52.171</text:p>
          </table:table-cell>
          <table:table-cell table:style-name="ce1" table:formula="of:=STDEV([.B23:.F23])" office:value-type="float" office:value="51.9825038476573" calcext:value-type="float">
            <text:p>51.983</text:p>
          </table:table-cell>
          <table:table-cell table:formula="of:=STDEV([.B30:.F30])" office:value-type="float" office:value="51.6480539776847" calcext:value-type="float">
            <text:p>51.64805397768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Cor(h)</text:p>
          </table:table-cell>
          <table:table-cell table:style-name="ce5" table:formula="of:=AVERAGE([.B38:.F38])" office:value-type="float" office:value="-0.0868142604232015" calcext:value-type="float">
            <text:p>-0.087</text:p>
          </table:table-cell>
          <table:table-cell table:style-name="ce5" table:formula="of:=AVERAGE([.B51:.F51])" office:value-type="float" office:value="-0.152882417252296" calcext:value-type="float">
            <text:p>-0.153</text:p>
          </table:table-cell>
          <table:table-cell table:style-name="ce8"/>
          <table:table-cell table:style-name="ce5" table:formula="of:=AVERAGE([.B45:.F45])" office:value-type="float" office:value="-0.154632243511377" calcext:value-type="float">
            <text:p>-0.155</text:p>
          </table:table-cell>
          <table:table-cell table:style-name="ce5" table:formula="of:=AVERAGE([.B24:.F24])" office:value-type="float" office:value="0.557069041820976" calcext:value-type="float">
            <text:p>0.557</text:p>
          </table:table-cell>
          <table:table-cell table:style-name="ce8" table:formula="of:=AVERAGE([.B31:.F31])" office:value-type="float" office:value="0.570987957038169" calcext:value-type="float">
            <text:p>0.570987957038169</text:p>
          </table:table-cell>
          <table:table-cell table:style-name="ce8" table:number-columns-repeated="19"/>
        </table:table-row>
        <table:table-row table:style-name="ro1">
          <table:table-cell office:value-type="string" calcext:value-type="string">
            <text:p>std Cor(h)</text:p>
          </table:table-cell>
          <table:table-cell table:style-name="ce1" table:formula="of:=STDEV([.B38:.F38])" office:value-type="float" office:value="0.131996911505216" calcext:value-type="float">
            <text:p>0.132</text:p>
          </table:table-cell>
          <table:table-cell table:formula="of:=STDEV([.B51:.F51])" office:value-type="float" office:value="0.000616891423961871" calcext:value-type="float">
            <text:p>0.000616891423962</text:p>
          </table:table-cell>
          <table:table-cell/>
          <table:table-cell table:style-name="ce1" table:formula="of:=STDEV([.B45:.F45])" office:value-type="float" office:value="0.00978921539163556" calcext:value-type="float">
            <text:p>0.010</text:p>
          </table:table-cell>
          <table:table-cell table:style-name="ce1" table:formula="of:=STDEV([.B24:.F24])" office:value-type="float" office:value="0.00691970031820978" calcext:value-type="float">
            <text:p>0.007</text:p>
          </table:table-cell>
          <table:table-cell table:formula="of:=STDEV([.B31:.F31])" office:value-type="float" office:value="0.0196814913999746" calcext:value-type="float">
            <text:p>0.019681491399975</text:p>
          </table:table-cell>
          <table:table-cell table:number-columns-repeated="1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09242216" calcext:value-type="float">
            <text:p>0.109242216</text:p>
          </table:table-cell>
          <table:table-cell office:value-type="float" office:value="0.11906203" calcext:value-type="float">
            <text:p>0.11906203</text:p>
          </table:table-cell>
          <table:table-cell office:value-type="float" office:value="0.11609941" calcext:value-type="float">
            <text:p>0.11609941</text:p>
          </table:table-cell>
          <table:table-cell office:value-type="float" office:value="0.11291839" calcext:value-type="float">
            <text:p>0.11291839</text:p>
          </table:table-cell>
          <table:table-cell office:value-type="float" office:value="0.11272746" calcext:value-type="float">
            <text:p>0.11272746</text:p>
          </table:table-cell>
          <table:table-cell/>
          <table:table-cell table:formula="of:=MAX([.B21:.F21])" office:value-type="float" office:value="0.11906203" calcext:value-type="float">
            <text:p>0.11906203</text:p>
          </table:table-cell>
          <table:table-cell table:formula="of:=MIN([.B21:.F21])" office:value-type="float" office:value="0.109242216" calcext:value-type="float">
            <text:p>0.1092422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70468356516312" calcext:value-type="float">
            <text:p>0.470468356516312</text:p>
          </table:table-cell>
          <table:table-cell office:value-type="float" office:value="0.460771201751591" calcext:value-type="float">
            <text:p>0.460771201751591</text:p>
          </table:table-cell>
          <table:table-cell office:value-type="float" office:value="0.462464794806212" calcext:value-type="float">
            <text:p>0.462464794806212</text:p>
          </table:table-cell>
          <table:table-cell office:value-type="float" office:value="0.461857542461765" calcext:value-type="float">
            <text:p>0.461857542461765</text:p>
          </table:table-cell>
          <table:table-cell office:value-type="float" office:value="0.458434441371142" calcext:value-type="float">
            <text:p>0.458434441371142</text:p>
          </table:table-cell>
          <table:table-cell/>
          <table:table-cell table:formula="of:=MAX([.B22:.F22])" office:value-type="float" office:value="0.470468356516312" calcext:value-type="float">
            <text:p>0.470468356516312</text:p>
          </table:table-cell>
          <table:table-cell table:formula="of:=MIN([.B22:.F22])" office:value-type="float" office:value="0.458434441371142" calcext:value-type="float">
            <text:p>0.4584344413711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624.143741543757" calcext:value-type="float">
            <text:p>624.143741543757</text:p>
          </table:table-cell>
          <table:table-cell office:value-type="float" office:value="650.959319088813" calcext:value-type="float">
            <text:p>650.959319088813</text:p>
          </table:table-cell>
          <table:table-cell office:value-type="float" office:value="647.810077896057" calcext:value-type="float">
            <text:p>647.810077896057</text:p>
          </table:table-cell>
          <table:table-cell office:value-type="float" office:value="588.129697552471" calcext:value-type="float">
            <text:p>588.129697552471</text:p>
          </table:table-cell>
          <table:table-cell office:value-type="float" office:value="525.995841556288" calcext:value-type="float">
            <text:p>525.995841556288</text:p>
          </table:table-cell>
          <table:table-cell/>
          <table:table-cell table:formula="of:=MAX([.B23:.F23])" office:value-type="float" office:value="650.959319088813" calcext:value-type="float">
            <text:p>650.959319088813</text:p>
          </table:table-cell>
          <table:table-cell table:formula="of:=MIN([.B23:.F23])" office:value-type="float" office:value="525.995841556288" calcext:value-type="float">
            <text:p>525.9958415562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60754604681647" calcext:value-type="float">
            <text:p>0.560754604681647</text:p>
          </table:table-cell>
          <table:table-cell office:value-type="float" office:value="0.555421100160793" calcext:value-type="float">
            <text:p>0.555421100160793</text:p>
          </table:table-cell>
          <table:table-cell office:value-type="float" office:value="0.54584719128312" calcext:value-type="float">
            <text:p>0.54584719128312</text:p>
          </table:table-cell>
          <table:table-cell office:value-type="float" office:value="0.559773703059067" calcext:value-type="float">
            <text:p>0.559773703059067</text:p>
          </table:table-cell>
          <table:table-cell office:value-type="float" office:value="0.563548609920255" calcext:value-type="float">
            <text:p>0.563548609920255</text:p>
          </table:table-cell>
          <table:table-cell/>
          <table:table-cell table:formula="of:=MAX([.B24:.F24])" office:value-type="float" office:value="0.563548609920255" calcext:value-type="float">
            <text:p>0.563548609920255</text:p>
          </table:table-cell>
          <table:table-cell table:formula="of:=MIN([.B24:.F24])" office:value-type="float" office:value="0.54584719128312" calcext:value-type="float">
            <text:p>0.54584719128312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4291252" calcext:value-type="float">
            <text:p>0.14291252</text:p>
          </table:table-cell>
          <table:table-cell office:value-type="float" office:value="0.14527033" calcext:value-type="float">
            <text:p>0.14527033</text:p>
          </table:table-cell>
          <table:table-cell office:value-type="float" office:value="0.15607451" calcext:value-type="float">
            <text:p>0.15607451</text:p>
          </table:table-cell>
          <table:table-cell office:value-type="float" office:value="0.17441294" calcext:value-type="float">
            <text:p>0.17441294</text:p>
          </table:table-cell>
          <table:table-cell office:value-type="float" office:value="0.21215552" calcext:value-type="float">
            <text:p>0.21215552</text:p>
          </table:table-cell>
          <table:table-cell/>
          <table:table-cell table:formula="of:=MAX([.B28:.F28])" office:value-type="float" office:value="0.21215552" calcext:value-type="float">
            <text:p>0.21215552</text:p>
          </table:table-cell>
          <table:table-cell table:formula="of:=MIN([.B28:.F28])" office:value-type="float" office:value="0.14291252" calcext:value-type="float">
            <text:p>0.142912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4991262169684" calcext:value-type="float">
            <text:p>0.44991262169684</text:p>
          </table:table-cell>
          <table:table-cell office:value-type="float" office:value="0.45678960319702" calcext:value-type="float">
            <text:p>0.45678960319702</text:p>
          </table:table-cell>
          <table:table-cell office:value-type="float" office:value="0.453700850054768" calcext:value-type="float">
            <text:p>0.453700850054768</text:p>
          </table:table-cell>
          <table:table-cell office:value-type="float" office:value="0.459827544206697" calcext:value-type="float">
            <text:p>0.459827544206697</text:p>
          </table:table-cell>
          <table:table-cell office:value-type="float" office:value="0.442176219362474" calcext:value-type="float">
            <text:p>0.442176219362474</text:p>
          </table:table-cell>
          <table:table-cell/>
          <table:table-cell table:formula="of:=MAX([.B29:.F29])" office:value-type="float" office:value="0.459827544206697" calcext:value-type="float">
            <text:p>0.459827544206697</text:p>
          </table:table-cell>
          <table:table-cell table:formula="of:=MIN([.B29:.F29])" office:value-type="float" office:value="0.442176219362474" calcext:value-type="float">
            <text:p>0.4421762193624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844.090030166463" calcext:value-type="float">
            <text:p>844.090030166463</text:p>
          </table:table-cell>
          <table:table-cell office:value-type="float" office:value="757.923974626779" calcext:value-type="float">
            <text:p>757.923974626779</text:p>
          </table:table-cell>
          <table:table-cell office:value-type="float" office:value="703.104789924475" calcext:value-type="float">
            <text:p>703.104789924475</text:p>
          </table:table-cell>
          <table:table-cell office:value-type="float" office:value="764.429718131967" calcext:value-type="float">
            <text:p>764.429718131967</text:p>
          </table:table-cell>
          <table:table-cell office:value-type="float" office:value="793.755532236475" calcext:value-type="float">
            <text:p>793.755532236475</text:p>
          </table:table-cell>
          <table:table-cell/>
          <table:table-cell table:formula="of:=MAX([.B30:.F30])" office:value-type="float" office:value="844.090030166463" calcext:value-type="float">
            <text:p>844.090030166463</text:p>
          </table:table-cell>
          <table:table-cell table:formula="of:=MIN([.B30:.F30])" office:value-type="float" office:value="703.104789924475" calcext:value-type="float">
            <text:p>703.1047899244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51354207238982" calcext:value-type="float">
            <text:p>0.551354207238982</text:p>
          </table:table-cell>
          <table:table-cell office:value-type="float" office:value="0.549849739230935" calcext:value-type="float">
            <text:p>0.549849739230935</text:p>
          </table:table-cell>
          <table:table-cell office:value-type="float" office:value="0.577491773694723" calcext:value-type="float">
            <text:p>0.577491773694723</text:p>
          </table:table-cell>
          <table:table-cell office:value-type="float" office:value="0.594743335851662" calcext:value-type="float">
            <text:p>0.594743335851662</text:p>
          </table:table-cell>
          <table:table-cell office:value-type="float" office:value="0.581500729174544" calcext:value-type="float">
            <text:p>0.581500729174544</text:p>
          </table:table-cell>
          <table:table-cell/>
          <table:table-cell table:formula="of:=MAX([.B31:.F31])" office:value-type="float" office:value="0.594743335851662" calcext:value-type="float">
            <text:p>0.594743335851662</text:p>
          </table:table-cell>
          <table:table-cell table:formula="of:=MIN([.B31:.F31])" office:value-type="float" office:value="0.549849739230935" calcext:value-type="float">
            <text:p>0.549849739230935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1024 --model=hlr --num_epochs=1 --linear_init=defaul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5238543" calcext:value-type="float">
            <text:p>0.5238543</text:p>
          </table:table-cell>
          <table:table-cell office:value-type="float" office:value="0.3428046" calcext:value-type="float">
            <text:p>0.3428046</text:p>
          </table:table-cell>
          <table:table-cell office:value-type="float" office:value="0.3111444" calcext:value-type="float">
            <text:p>0.3111444</text:p>
          </table:table-cell>
          <table:table-cell office:value-type="float" office:value="0.32647228" calcext:value-type="float">
            <text:p>0.32647228</text:p>
          </table:table-cell>
          <table:table-cell office:value-type="float" office:value="0.36618564" calcext:value-type="float">
            <text:p>0.36618564</text:p>
          </table:table-cell>
          <table:table-cell/>
          <table:table-cell table:formula="of:=MAX([.B35:.F35])" office:value-type="float" office:value="0.5238543" calcext:value-type="float">
            <text:p>0.5238543</text:p>
          </table:table-cell>
          <table:table-cell table:formula="of:=MIN([.B35:.F35])" office:value-type="float" office:value="0.3111444" calcext:value-type="float">
            <text:p>0.3111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35837993773486" calcext:value-type="float">
            <text:p>0.535837993773486</text:p>
          </table:table-cell>
          <table:table-cell office:value-type="float" office:value="0.527339416217642" calcext:value-type="float">
            <text:p>0.527339416217642</text:p>
          </table:table-cell>
          <table:table-cell office:value-type="float" office:value="0.530866241234866" calcext:value-type="float">
            <text:p>0.530866241234866</text:p>
          </table:table-cell>
          <table:table-cell office:value-type="float" office:value="0.528520826646503" calcext:value-type="float">
            <text:p>0.528520826646503</text:p>
          </table:table-cell>
          <table:table-cell office:value-type="float" office:value="0.523156162096605" calcext:value-type="float">
            <text:p>0.523156162096605</text:p>
          </table:table-cell>
          <table:table-cell/>
          <table:table-cell table:formula="of:=MAX([.B36:.F36])" office:value-type="float" office:value="0.535837993773486" calcext:value-type="float">
            <text:p>0.535837993773486</text:p>
          </table:table-cell>
          <table:table-cell table:formula="of:=MIN([.B36:.F36])" office:value-type="float" office:value="0.523156162096605" calcext:value-type="float">
            <text:p>0.5231561620966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108.26704848179" calcext:value-type="float">
            <text:p>1108.26704848179</text:p>
          </table:table-cell>
          <table:table-cell office:value-type="float" office:value="991.31158668529" calcext:value-type="float">
            <text:p>991.31158668529</text:p>
          </table:table-cell>
          <table:table-cell office:value-type="float" office:value="943.452311822151" calcext:value-type="float">
            <text:p>943.452311822151</text:p>
          </table:table-cell>
          <table:table-cell office:value-type="float" office:value="981.090878041929" calcext:value-type="float">
            <text:p>981.090878041929</text:p>
          </table:table-cell>
          <table:table-cell office:value-type="float" office:value="1009.7723657159" calcext:value-type="float">
            <text:p>1009.7723657159</text:p>
          </table:table-cell>
          <table:table-cell/>
          <table:table-cell table:formula="of:=MAX([.B37:.F37])" office:value-type="float" office:value="1108.26704848179" calcext:value-type="float">
            <text:p>1108.26704848179</text:p>
          </table:table-cell>
          <table:table-cell table:formula="of:=MIN([.B37:.F37])" office:value-type="float" office:value="943.452311822151" calcext:value-type="float">
            <text:p>943.4523118221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148350932619628" calcext:value-type="float">
            <text:p>0.148350932619628</text:p>
          </table:table-cell>
          <table:table-cell office:value-type="float" office:value="-0.150433939000153" calcext:value-type="float">
            <text:p>-0.150433939000153</text:p>
          </table:table-cell>
          <table:table-cell office:value-type="float" office:value="-0.126896922151544" calcext:value-type="float">
            <text:p>-0.126896922151544</text:p>
          </table:table-cell>
          <table:table-cell office:value-type="float" office:value="-0.145662865045622" calcext:value-type="float">
            <text:p>-0.145662865045622</text:p>
          </table:table-cell>
          <table:table-cell office:value-type="float" office:value="-0.159428508538316" calcext:value-type="float">
            <text:p>-0.159428508538316</text:p>
          </table:table-cell>
          <table:table-cell/>
          <table:table-cell table:formula="of:=MAX([.B38:.F38])" office:value-type="float" office:value="0.148350932619628" calcext:value-type="float">
            <text:p>0.148350932619628</text:p>
          </table:table-cell>
          <table:table-cell table:formula="of:=MIN([.B38:.F38])" office:value-type="float" office:value="-0.159428508538316" calcext:value-type="float">
            <text:p>-0.159428508538316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4096 --supress_tqdm --linear_init=defaul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36703148" calcext:value-type="float">
            <text:p>0.36703148</text:p>
          </table:table-cell>
          <table:table-cell office:value-type="float" office:value="0.442052" calcext:value-type="float">
            <text:p>0.442052</text:p>
          </table:table-cell>
          <table:table-cell office:value-type="float" office:value="0.3010681" calcext:value-type="float">
            <text:p>0.3010681</text:p>
          </table:table-cell>
          <table:table-cell office:value-type="float" office:value="0.34289" calcext:value-type="float">
            <text:p>0.34289</text:p>
          </table:table-cell>
          <table:table-cell office:value-type="float" office:value="0.33452654" calcext:value-type="float">
            <text:p>0.33452654</text:p>
          </table:table-cell>
          <table:table-cell/>
          <table:table-cell table:formula="of:=MAX([.B42:.F42])" office:value-type="float" office:value="0.442052" calcext:value-type="float">
            <text:p>0.442052</text:p>
          </table:table-cell>
          <table:table-cell table:formula="of:=MIN([.B42:.F42])" office:value-type="float" office:value="0.3010681" calcext:value-type="float">
            <text:p>0.30106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28737306204145" calcext:value-type="float">
            <text:p>0.528737306204145</text:p>
          </table:table-cell>
          <table:table-cell office:value-type="float" office:value="0.522139648281462" calcext:value-type="float">
            <text:p>0.522139648281462</text:p>
          </table:table-cell>
          <table:table-cell office:value-type="float" office:value="0.523742502472505" calcext:value-type="float">
            <text:p>0.523742502472505</text:p>
          </table:table-cell>
          <table:table-cell office:value-type="float" office:value="0.527552188289911" calcext:value-type="float">
            <text:p>0.527552188289911</text:p>
          </table:table-cell>
          <table:table-cell office:value-type="float" office:value="0.520765432147698" calcext:value-type="float">
            <text:p>0.520765432147698</text:p>
          </table:table-cell>
          <table:table-cell/>
          <table:table-cell table:formula="of:=MAX([.B43:.F43])" office:value-type="float" office:value="0.528737306204145" calcext:value-type="float">
            <text:p>0.528737306204145</text:p>
          </table:table-cell>
          <table:table-cell table:formula="of:=MIN([.B43:.F43])" office:value-type="float" office:value="0.520765432147698" calcext:value-type="float">
            <text:p>0.5207654321476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005.21408554016" calcext:value-type="float">
            <text:p>1005.21408554016</text:p>
          </table:table-cell>
          <table:table-cell office:value-type="float" office:value="1070.7111462195" calcext:value-type="float">
            <text:p>1070.7111462195</text:p>
          </table:table-cell>
          <table:table-cell office:value-type="float" office:value="936.72251131702" calcext:value-type="float">
            <text:p>936.72251131702</text:p>
          </table:table-cell>
          <table:table-cell office:value-type="float" office:value="978.314538628769" calcext:value-type="float">
            <text:p>978.314538628769</text:p>
          </table:table-cell>
          <table:table-cell office:value-type="float" office:value="955.817175281393" calcext:value-type="float">
            <text:p>955.817175281393</text:p>
          </table:table-cell>
          <table:table-cell/>
          <table:table-cell table:formula="of:=MAX([.B44:.F44])" office:value-type="float" office:value="1070.7111462195" calcext:value-type="float">
            <text:p>1070.7111462195</text:p>
          </table:table-cell>
          <table:table-cell table:formula="of:=MIN([.B44:.F44])" office:value-type="float" office:value="936.72251131702" calcext:value-type="float">
            <text:p>936.722511317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-0.142125570451517" calcext:value-type="float">
            <text:p>-0.142125570451517</text:p>
          </table:table-cell>
          <table:table-cell office:value-type="float" office:value="-0.165265122033896" calcext:value-type="float">
            <text:p>-0.165265122033896</text:p>
          </table:table-cell>
          <table:table-cell office:value-type="float" office:value="-0.159662020277792" calcext:value-type="float">
            <text:p>-0.159662020277792</text:p>
          </table:table-cell>
          <table:table-cell office:value-type="float" office:value="-0.146590460591739" calcext:value-type="float">
            <text:p>-0.146590460591739</text:p>
          </table:table-cell>
          <table:table-cell office:value-type="float" office:value="-0.159518044201941" calcext:value-type="float">
            <text:p>-0.159518044201941</text:p>
          </table:table-cell>
          <table:table-cell/>
          <table:table-cell table:formula="of:=MAX([.B45:.F45])" office:value-type="float" office:value="-0.142125570451517" calcext:value-type="float">
            <text:p>-0.142125570451517</text:p>
          </table:table-cell>
          <table:table-cell table:formula="of:=MIN([.B45:.F45])" office:value-type="float" office:value="-0.165265122033896" calcext:value-type="float">
            <text:p>-0.165265122033896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1024 --num_epochs=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3649545" calcext:value-type="float">
            <text:p>0.3649545</text:p>
          </table:table-cell>
          <table:table-cell office:value-type="float" office:value="0.37724864" calcext:value-type="float">
            <text:p>0.37724864</text:p>
          </table:table-cell>
          <table:table-cell office:value-type="float" office:value="0.34472233" calcext:value-type="float">
            <text:p>0.34472233</text:p>
          </table:table-cell>
          <table:table-cell office:value-type="float" office:value="0.39118317" calcext:value-type="float">
            <text:p>0.39118317</text:p>
          </table:table-cell>
          <table:table-cell office:value-type="float" office:value="0.35097152" calcext:value-type="float">
            <text:p>0.35097152</text:p>
          </table:table-cell>
          <table:table-cell/>
          <table:table-cell table:formula="of:=MAX([.B48:.F48])" office:value-type="float" office:value="0.39118317" calcext:value-type="float">
            <text:p>0.39118317</text:p>
          </table:table-cell>
          <table:table-cell table:formula="of:=MIN([.B48:.F48])" office:value-type="float" office:value="0.34472233" calcext:value-type="float">
            <text:p>0.344722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2764126506982" calcext:value-type="float">
            <text:p>0.52764126506982</text:p>
          </table:table-cell>
          <table:table-cell office:value-type="float" office:value="0.527808408660936" calcext:value-type="float">
            <text:p>0.527808408660936</text:p>
          </table:table-cell>
          <table:table-cell office:value-type="float" office:value="0.527166504219609" calcext:value-type="float">
            <text:p>0.527166504219609</text:p>
          </table:table-cell>
          <table:table-cell office:value-type="float" office:value="0.528119154308053" calcext:value-type="float">
            <text:p>0.528119154308053</text:p>
          </table:table-cell>
          <table:table-cell office:value-type="float" office:value="0.527363951223531" calcext:value-type="float">
            <text:p>0.527363951223531</text:p>
          </table:table-cell>
          <table:table-cell/>
          <table:table-cell table:formula="of:=MAX([.B49:.F49])" office:value-type="float" office:value="0.528119154308053" calcext:value-type="float">
            <text:p>0.528119154308053</text:p>
          </table:table-cell>
          <table:table-cell table:formula="of:=MIN([.B49:.F49])" office:value-type="float" office:value="0.527166504219609" calcext:value-type="float">
            <text:p>0.5271665042196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018.76143691066" calcext:value-type="float">
            <text:p>1018.76143691066</text:p>
          </table:table-cell>
          <table:table-cell office:value-type="float" office:value="1028.03448382391" calcext:value-type="float">
            <text:p>1028.03448382391</text:p>
          </table:table-cell>
          <table:table-cell office:value-type="float" office:value="1000.83212567541" calcext:value-type="float">
            <text:p>1000.83212567541</text:p>
          </table:table-cell>
          <table:table-cell office:value-type="float" office:value="1038.09291031833" calcext:value-type="float">
            <text:p>1038.09291031833</text:p>
          </table:table-cell>
          <table:table-cell office:value-type="float" office:value="1006.69375339864" calcext:value-type="float">
            <text:p>1006.69375339864</text:p>
          </table:table-cell>
          <table:table-cell/>
          <table:table-cell table:formula="of:=MAX([.B50:.F50])" office:value-type="float" office:value="1038.09291031833" calcext:value-type="float">
            <text:p>1038.09291031833</text:p>
          </table:table-cell>
          <table:table-cell table:formula="of:=MIN([.B50:.F50])" office:value-type="float" office:value="1000.83212567541" calcext:value-type="float">
            <text:p>1000.83212567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-0.152873336269213" calcext:value-type="float">
            <text:p>-0.152873336269213</text:p>
          </table:table-cell>
          <table:table-cell office:value-type="float" office:value="-0.152617460969341" calcext:value-type="float">
            <text:p>-0.152617460969341</text:p>
          </table:table-cell>
          <table:table-cell office:value-type="float" office:value="-0.153652247674475" calcext:value-type="float">
            <text:p>-0.153652247674475</text:p>
          </table:table-cell>
          <table:table-cell office:value-type="float" office:value="-0.152027729312244" calcext:value-type="float">
            <text:p>-0.152027729312244</text:p>
          </table:table-cell>
          <table:table-cell office:value-type="float" office:value="-0.153241312036205" calcext:value-type="float">
            <text:p>-0.153241312036205</text:p>
          </table:table-cell>
          <table:table-cell/>
          <table:table-cell table:formula="of:=MAX([.B51:.F51])" office:value-type="float" office:value="-0.152027729312244" calcext:value-type="float">
            <text:p>-0.152027729312244</text:p>
          </table:table-cell>
          <table:table-cell table:formula="of:=MIN([.B51:.F51])" office:value-type="float" office:value="-0.153652247674475" calcext:value-type="float">
            <text:p>-0.153652247674475</text:p>
          </table:table-cell>
          <table:table-cell table:number-columns-repeated="17"/>
        </table:table-row>
        <calcext:conditional-formats>
          <calcext:conditional-format calcext:target-range-address="statistics.B9:statistics.Z9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statistics.B11:statistics.Z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statistics.B15:statistics.Z15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4:39:41.802827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56:49.328949679</meta:creation-date>
    <meta:generator>LibreOffice/6.0.7.3$Linux_X86_64 LibreOffice_project/00m0$Build-3</meta:generator>
    <dc:date>2019-10-14T14:39:48.680596600</dc:date>
    <meta:editing-duration>PT13H23M50S</meta:editing-duration>
    <meta:editing-cycles>7</meta:editing-cycles>
    <meta:document-statistic meta:table-count="1" meta:cell-count="290" meta:object-count="0"/>
  </office:meta>
</office:document-meta>
</file>